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27.294cm" table:align="margins"/>
    </style:style>
    <style:style style:name="Table1.A" style:family="table-column">
      <style:table-column-properties style:column-width="9.098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7.294cm" table:align="margins"/>
    </style:style>
    <style:style style:name="Table3.A" style:family="table-column">
      <style:table-column-properties style:column-width="11.148cm" style:rel-column-width="26766*"/>
    </style:style>
    <style:style style:name="Table3.B" style:family="table-column">
      <style:table-column-properties style:column-width="16.147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master-page-name="">
      <style:paragraph-properties style:page-number="auto" fo:keep-with-next="always"/>
    </style:style>
    <style:style style:name="P7" style:family="paragraph" style:parent-style-name="Title_20_Cover" style:master-page-name="First_20_Page">
      <style:paragraph-properties style:page-number="auto"/>
    </style:style>
    <style:style style:name="P8" style:family="paragraph" style:parent-style-name="Numbering_20_1" style:list-style-name="Numbering_20_1"/>
    <style:style style:name="P9" style:family="paragraph" style:parent-style-name="Heading_20_2"/>
    <style:style style:name="P10" style:family="paragraph" style:parent-style-name="Numbering_20_1_20_Start" style:list-style-name="Numbering_20_1"/>
    <style:style style:name="P11" style:family="paragraph" style:parent-style-name="Numbering_20_2" style:list-style-name="Numbering_20_2"/>
    <style:style style:name="P12" style:family="paragraph" style:parent-style-name="Heading_20_1">
      <style:text-properties fo:font-style="normal" style:font-style-asian="normal" style:font-style-complex="normal"/>
    </style:style>
    <style:style style:name="P13" style:family="paragraph" style:parent-style-name="Text_20_body" style:list-style-name="L1"/>
    <style:style style:name="P14" style:family="paragraph" style:parent-style-name="Text_20_body" style:list-style-name="Numbering_20_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Numbering_20_1">
      <style:text-properties fo:font-style="normal" style:font-style-asian="normal" style:font-style-complex="normal"/>
    </style:style>
    <style:style style:name="P23" style:family="paragraph" style:parent-style-name="Text_20_body" style:list-style-name="L10">
      <style:text-properties fo:font-style="normal" style:font-style-asian="normal" style:font-style-complex="normal"/>
    </style:style>
    <style:style style:name="P24" style:family="paragraph" style:parent-style-name="Text_20_body" style:list-style-name="L10"/>
    <style:style style:name="P25" style:family="paragraph" style:parent-style-name="Text_20_body" style:list-style-name="L7">
      <style:paragraph-properties fo:margin-left="1.251cm" fo:margin-right="0cm" fo:text-indent="0cm" style:auto-text-indent="false"/>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Title_20_Cover"><text:title>SmartFrog Release Process</text:title></text:p>
      <text:p text:style-name="Title_20_Cover"><text:date style:data-style-name="N75" text:date-value="2009-05-15T21:14:43">15 May 2009</text:date></text:p>
      <text:p text:style-name="P2">Release Process for SmartFrog</text:p>
      <text:p text:style-name="Subtitle"><text:date style:data-style-name="N75" text:date-value="2009-05-15T21:14:43">15 May 2009</text:date></text:p>
      <text:list xml:id="list1982487714"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87940330" text:continue-numbering="true" text:style-name="Heading_20_Numbers">
        <text:list-item>
          <text:p text:style-name="Heading_20_1">How to make a release</text:p>
        </text:list-item>
      </text:list>
      <text:p text:style-name="Text_20_body">To make a public release, you need to be running Java1.5+ on an Linux system with the RPM tools installed. That is, the package <text:span text:style-name="code_20_fragment">rpm-build</text:span> must be installed, otherwise the RPMs will not be created. </text:p>
      <text:p text:style-name="Text_20_body">You should b<text:bookmark-start text:name="DDE_LINK1"/>u<text:bookmark-end text:name="DDE_LINK1"/>ild on a clean check out of the SVN repository, with a retail Ant release. <text:s/></text:p>
      <text:p text:style-name="Text_20_body"/>
      <text:p text:style-name="Text_20_body">We have a special VMWare system image that can be used for this; it guarantees there is no development contamination of the build. This is the only way you should do a public release.</text:p>
      <text:list xml:id="list1189294265"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1182552722" text:style-name="L1">
        <text:list-item>
          <text:p text:style-name="P13">Start the VM. </text:p>
        </text:list-item>
        <text:list-item>
          <text:p text:style-name="P13">Bring it up to date with all its libraries, Java version, etc.</text:p>
        </text:list-item>
        <text:list-item>
          <text:p text:style-name="P13">Clean up any directories of old files, so that the (small, virtual) disk has space</text:p>
        </text:list-item>
        <text:list-item>
          <text:p text:style-name="P13">Reboot it</text:p>
        </text:list-item>
        <text:list-item>
          <text:p text:style-name="P13">Make sure the clock is synchronised.</text:p>
        </text:list-item>
        <text:list-item>
          <text:p text:style-name="P13">Make sure there is a few hundred MB of spare disk space. If there is not, clean up outdated Linux kernel versions. </text:p>
        </text:list-item>
        <text:list-item>
          <text:p text:style-name="P13">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335842670" text:continue-list="list1189294265" text:style-name="Heading_20_Numbers">
        <text:list-item>
          <text:list>
            <text:list-item>
              <text:p text:style-name="Heading_20_2">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565647465"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364734655"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467430069"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Hudson at </text:p>
      <text:p text:style-name="Text_20_body"><text:a xlink:type="simple" xlink:href="http://brunel2.hpl.hp.com:8080/cruisecontrol/buildresults/SmartFrogSVN">http://hudson-br1.hpl.hp.com:8080/</text:a></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246906048"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2165966791" text:style-name="Numbering_20_1">
        <text:list-item>
          <text:p text:style-name="P14">Note the name of the test.</text:p>
        </text:list-item>
        <text:list-item>
          <text:p text:style-name="P14">Open a bug report, record that the test has failed. Give it priority <text:span text:style-name="T2">major</text:span>, file it against the forthcoming release, and that it should be fixed in the current branch.</text:p>
        </text:list-item>
        <text:list-item>
          <text:p text:style-name="P14">Assign the bug to whoever maintains that code, or find someone to own the problem.</text:p>
        </text:list-item>
        <text:list-item>
          <text:p text:style-name="P14">Add the bug to the failing-tests pattern in the <text:span text:style-name="code_20_fragment">testharness/build.xml</text:span> file. Navigate to the <text:span text:style-name="code_20_fragment">"init-tests"</text:span> 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101954754" text:continue-list="list1246906048"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506517263"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1055379624"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95333439"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11530101"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ant release</text:p>
      <text:p text:style-name="Text_20_body">This will create a clean release of everything, using the new version number.<text:bookmark-end text:name="DDE_LINK"/></text:p>
      <text:list xml:id="list378100767"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980396587"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528331369"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465355529"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739850620"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1383971301"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his must be followed by the (manual) release process described later. A different server definition is needed when someone else is making the release, obviously.</text:p>
      <text:p text:style-name="P9">Release the artifacts through SourceForge</text:p>
      <text:p text:style-name="Text_20_body">See the<text:span text:style-name="T2">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1655192341"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maven-artifacts will build a Zip file from those artifacts explicitly selected in the package-maven-artifacts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959429040"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314087048"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991128501"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2070256045" text:style-name="L2">
        <text:list-item>
          <text:p text:style-name="P15">Check in all code</text:p>
        </text:list-item>
        <text:list-item>
          <text:p text:style-name="P15">Identify the revision to be used for the release, e.g. revision 4328</text:p>
        </text:list-item>
        <text:list-item>
          <text:p text:style-name="P15">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15">Check that the revision is public by browsing to <text:line-break/><text:span text:style-name="code_20_fragment">http://smartfrog.svn.sourceforge.net/viewvc/smartfrog/tags/</text:span>.</text:p>
        </text:list-item>
        <text:list-item>
          <text:p text:style-name="P15">The default tag, <text:span text:style-name="code_20_fragment">revision${smartfrog.version}</text:span> can be changed by setting the <text:span text:style-name="code_20_fragment">svn.tag</text:span> property</text:p>
        </text:list-item>
        <text:list-item>
          <text:p text:style-name="P15">The default message can be changed by setting the <text:span text:style-name="code_20_fragment">svn.message</text:span> property.</text:p>
        </text:list-item>
      </text:list>
      <text:list xml:id="list510983619" text:continue-list="list991128501"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959497271" text:continue-numbering="true" text:style-name="Heading_20_Numbers">
        <text:list-item>
          <text:p text:style-name="Heading_20_1">Update Jira</text:p>
        </text:list-item>
      </text:list>
      <text:p text:style-name="Text_20_body">A Jira project administrator should </text:p>
      <text:list xml:id="list983626350" text:style-name="L3">
        <text:list-item>
          <text:p text:style-name="P16">Review all open bugs against the release, and close any that are fixed.</text:p>
        </text:list-item>
        <text:list-item>
          <text:p text:style-name="P16">Create the planned successor release, if it is not already present.</text:p>
        </text:list-item>
        <text:list-item>
          <text:p text:style-name="P16">Mark the project as released; and move all open defects to the successor release.</text:p>
        </text:list-item>
        <text:list-item>
          <text:p text:style-name="P16">You can generate a change log report which can be included in the release notes.</text:p>
        </text:list-item>
      </text:list>
      <text:list xml:id="list1460845465" text:continue-list="list959497271"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99276573" text:style-name="L4">
        <text:list-item>
          <text:p text:style-name="P17">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7">Select the version being released, and the style (text for text announcements, HTML for any HTML announcements)</text:p>
        </text:list-item>
        <text:list-item>
          <text:p text:style-name="P17">Strip out any issues that are wontfix; they aren't changes. </text:p>
        </text:list-item>
        <text:list-item>
          <text:p text:style-name="P17">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894111195" text:continue-list="list1460845465" text:style-name="Heading_20_Numbers">
        <text:list-item>
          <text:p text:style-name="Heading_20_1">Uploading to SourceForge</text:p>
        </text:list-item>
      </text:list>
      <text:p text:style-name="Text_20_body">There's two aspects of SourceForge uploads: Maven artifacts and upload artifacts. </text:p>
      <text:list xml:id="list2028693397"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6">Once the connection is live, you can do an upload. Run </text:p>
      <text:p text:style-name="Code_20_last_20_line">ant upload -Dserver=sourceforge-steve</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1296977051"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034683467" text:style-name="L5">
        <text:list-item>
          <text:p text:style-name="P18">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8">ssh-ing in to that server and using <text:span text:style-name="code_20_fragment">unzip</text:span> to expand the file into <text:span text:style-name="code_20_fragment">smartfrog/htdocs/repository</text:span></text:p>
        </text:list-item>
        <text:list-item>
          <text:p text:style-name="P18">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1979196198" text:continue-list="list1296977051"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22"/><text:bookmark-start text:name="DDE_LINK14"/><text:bookmark-start text:name="DDE_LINK30"/><text:span text:style-name="code_20_fragment">https://sourceforge.net/project/admin/editpackages.php?group_id=87384</text:span><text:bookmark-end text:name="DDE_LINK33"/><text:bookmark-end text:name="DDE_LINK22"/><text:bookmark-end text:name="DDE_LINK14"/><text:bookmark-end text:name="DDE_LINK30"/></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2">add a new release</text:span>". </text:p>
      <text:p text:style-name="Text_20_body">Enter the release name, such as</text:p>
      <text:p text:style-name="Code_20_last_20_line"><text:bookmark-start text:name="DDE_LINK18"/>SmartFrog.3.12.<text:bookmark-end text:name="DDE_LINK18"/>001beta</text:p>
      <text:p text:style-name="Text_20_body">and move to the next screen, where you can select the files uploaded earlier.</text:p>
      <text:list xml:id="list1470266839" text:style-name="L6">
        <text:list-item>
          <text:p text:style-name="P19">upload the documentation, select the "preserve formatting" (assuming it was well laid out), and upload the release notes</text:p>
        </text:list-item>
        <text:list-item>
          <text:p text:style-name="P19">select the files and hit the add/refresh button.</text:p>
        </text:list-item>
        <text:list-item>
          <text:p text:style-name="P19"><text:span text:style-name="T4">For each file</text:span>, </text:p>
        </text:list-item>
      </text:list>
      <text:list xml:id="list1548247420" text:style-name="L7">
        <text:list-item>
          <text:p text:style-name="P25">select the platform architecture (usually platform independent) </text:p>
        </text:list-item>
        <text:list-item>
          <text:p text:style-name="P25">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25"><text:s/>press "update/refresh". You have to update each file one by one, which is quite time consuming.</text:p>
        </text:list-item>
      </text:list>
      <text:list xml:id="list473724847" text:continue-list="list1470266839" text:style-name="L6">
        <text:list-item text:start-value="1">
          <text:p text:style-name="P19">Hit the 'send notice' button.</text:p>
        </text:list-item>
        <text:list-item>
          <text:p text:style-name="P19">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1816541191" text:continue-list="list1979196198" text:style-name="Heading_20_Numbers">
        <text:list-item>
          <text:list>
            <text:list-item>
              <text:p text:style-name="Heading_20_2">Update the download Page</text:p>
            </text:list-item>
          </text:list>
        </text:list-item>
      </text:list>
      <text:p text:style-name="Text_20_body">There is a download page that lists the latest artifact to release:</text:p>
      <text:p text:style-name="Code">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55363970" text:style-name="L8">
        <text:list-item>
          <text:p text:style-name="P20">Delete all existing files</text:p>
        </text:list-item>
        <text:list-item>
          <text:p text:style-name="P20">Add one file as the primary. Issue: The RPMs? Or the JAR?</text:p>
        </text:list-item>
        <text:list-item>
          <text:p text:style-name="P20">Add the other files as secondary</text:p>
        </text:list-item>
      </text:list>
      <text:list xml:id="list477704829" text:continue-list="list1816541191"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362151368" text:style-name="L9">
        <text:list-item>
          <text:p text:style-name="P21">Take note of the link to the newly released artifacts; these can go into the announcement email.</text:p>
        </text:list-item>
        <text:list-item>
          <text:p text:style-name="P21">Download all the artifacts from a mirror.</text:p>
        </text:list-item>
        <text:list-item>
          <text:p text:style-name="P21">Use <text:span text:style-name="code_20_fragment">sha1sum</text:span> to create the checksums, and verify (visually) that they match that of the published files </text:p>
        </text:list-item>
      </text:list>
      <text:list xml:id="list2136105608" text:continue-list="list477704829"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540260201"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237255782"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118691264" text:continue-list="list2165966791" text:style-name="Numbering_20_1">
        <text:list-item text:start-value="1">
          <text:p text:style-name="P14">Open a new JIRA issue.<text:bookmark-start text:name="DDE_LINK21"/></text:p>
        </text:list-item>
        <text:list-item>
          <text:p text:style-name="P14">Add the new package to <text:span text:style-name="code_20_fragment">ivy.xm</text:span>l.</text:p>
        </text:list-item>
        <text:list-item>
          <text:p text:style-name="P14">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4">Verify that no dependent JARs that belong to other projects are being included in your lib/ directory. This creates confusion as to what is managing a specific package, confusion that breaks the RPM manager and izpack.</text:p>
        </text:list-item>
        <text:list-item>
          <text:p text:style-name="P14">Edit the izpack file to add a new package. The configuration file is in <text:span text:style-name="code_20_fragment">release/izpack/smartfrog-install.xml</text:span>; add a new “pack” for the component, declaring all JARs that need to be included.</text:p>
        </text:list-item>
        <text:list-item>
          <text:p text:style-name="P14">run the <text:span text:style-name="code_20_fragment">izpack</text:span> target to create the new JAR.</text:p>
        </text:list-item>
        <text:list-item>
          <text:p text:style-name="P14"><text:bookmark-start text:name="DDE_LINK9"/>run the <text:span text:style-name="code_20_fragment">run</text:span> target to check that the izpack works<text:bookmark-end text:name="DDE_LINK21"/>.</text:p>
        </text:list-item>
        <text:list-item>
          <text:p text:style-name="P22">Commit the changes against the JIRA issue</text:p>
        </text:list-item>
        <text:list-item>
          <text:p text:style-name="P22">Mark the issue as fixed.</text:p>
        </text:list-item>
      </text:list>
      <text:list xml:id="list1269661654" text:continue-list="list1237255782"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303335630" text:continue-numbering="true" text:style-name="Heading_20_Numbers">
        <text:list-item>
          <text:p text:style-name="P12">Releasing different Branches</text:p>
        </text:list-item>
      </text:list>
      <text:p text:style-name="P5">If you wish to release different versions of SmartFrog, there are multiple ways to do this</text:p>
      <text:list xml:id="list429713107" text:style-name="L10">
        <text:list-item>
          <text:p text:style-name="P24"><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23">Delete the current source, then check out, the different branch. <text:line-break/>This is slower but cleaner. It is strongly recommended.</text:p>
        </text:list-item>
        <text:list-item>
          <text:p text:style-name="P23">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680672523" text:continue-list="list303335630"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062623583"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1685468120"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850822354" text:continue-list="list1118691264" text:style-name="Numbering_20_1">
        <text:list-item text:start-value="1">
          <text:p text:style-name="P10">Build up a specific Linux VM. Give it a large hard disk -10GB+, as you do not wish to run out of disk-space mid build.</text:p>
        </text:list-item>
        <text:list-item>
          <text:p text:style-name="P8">If you wish to upload artifacts to SourceForge from the VM, give it external network access -either bridged or direct. Alternatively: do the final upload from the host machine. Test: ssh in to shell.sf.net as the target user; ssh in to frs.sourceforge.net as the target user. </text:p>
        </text:list-item>
        <text:list-item>
          <text:p text:style-name="P8">Install the rpmbuild tools to create RPMs. Test: type <text:span text:style-name="code_20_fragment">rpmbuild</text:span> on the command line and expect to see the error message <text:line-break/><text:span text:style-name="code_20_fragment">rpmbuild: no spec files given for build</text:span> <text:line-break/>Install the rpm-build RPM/deb package to get this tool</text:p>
        </text:list-item>
        <text:list-item>
          <text:p text:style-name="P8">Install subversion; to test, type <text:span text:style-name="code_20_fragment">svn</text:span>.<text:line-break/>Warning: you may want a later version than ships with the Linux distro, as they tend to lag and be less good at handling moves and copies over branches.</text:p>
        </text:list-item>
        <text:list-item>
          <text:p text:style-name="P8">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8">Install Ant: </text:p>
        </text:list-item>
      </text:list>
      <text:list xml:id="list1128882769" text:style-name="Numbering_20_2">
        <text:list-item>
          <text:p text:style-name="P11">Download the latest release from http://ant.apache.org; </text:p>
        </text:list-item>
        <text:list-item>
          <text:p text:style-name="P11">Untar it into a location</text:p>
        </text:list-item>
        <text:list-item>
          <text:p text:style-name="P11">Edit <text:span text:style-name="code_20_fragment">~/.bash_profile </text:span>to add <text:line-break/><text:span text:style-name="code_20_fragment">export ANT_HOME=/home/smartfrog/Apps/ant<text:line-break/>export PATH=$PATH:$ANT_HOME/bin</text:span></text:p>
        </text:list-item>
        <text:list-item>
          <text:p text:style-name="P11">Test with a <text:span text:style-name="code_20_fragment">bash -login</text:span> and then type <text:span text:style-name="code_20_fragment">ant -diagnostics</text:span>; you should see a diagnostics listing showing the many tasks are missing</text:p>
        </text:list-item>
        <text:list-item>
          <text:p text:style-name="P11">Pull down the missing artifacts for the extra tests<text:line-break/><text:span text:style-name="code_20_fragment">cd $ANT_HOME<text:line-break/>ant -f fetch.xml -Ddest=system<text:line-break/></text:span>(if you are behind a firewall, you will have to set up the proxy first in <text:span text:style-name="code_20_fragment">ANT_OPTS</text:span>)</text:p>
        </text:list-item>
        <text:list-item>
          <text:p text:style-name="P11">Rerun <text:span text:style-name="code_20_fragment">ant -diagnostics</text:span>; you should see a diagnostics listing showing less optional tasks are unavailable</text:p>
        </text:list-item>
      </text:list>
      <text:list xml:id="list322615396" text:continue-list="list850822354" text:style-name="Numbering_20_1">
        <text:list-item>
          <text:p text:style-name="P8">Create the directory below which you wish to host the SmartFrog source tree.</text:p>
        </text:list-item>
        <text:list-item>
          <text:p text:style-name="P8">Check out SmartFrog from the repository<text:line-break/><text:span text:style-name="code_20_fragment">svn co https://smartfrog.svn.sourceforge.net/svnroot/smartfrog/trunk/core </text:span></text:p>
        </text:list-item>
        <text:list-item>
          <text:p text:style-name="P8">In the directory <text:span text:style-name="code_20_fragment">core</text:span>, run <text:span text:style-name="code_20_fragment">ant release</text:span>, as discussed previously in this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class="text" style:default-outline-level="6">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class="text" style:default-outline-level="7">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class="text" style:default-outline-level="8">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 of <text:page-count>1</text:page-count><text:tab/>last modified on <text:date style:data-style-name="N84" text:date-value="2009-05-15T21:14:43">2009-05-15</text:date> <text:time style:data-style-name="N40" text:time-value="2007-05-25T11:36:19.95" text:fixed="true">11:36</text:time></text:p>
      </style:header>
      <style:footer>
        <text:p text:style-name="MP1"><text:span text:style-name="MT1">© C</text:span>opyright 1998-2009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SmartFrog Release Process</dc:title>
    <meta:initial-creator>Steve Loughran</meta:initial-creator>
    <meta:creation-date>2007-05-25T11:36:20</meta:creation-date>
    <dc:date>2009-05-15T21:14:43</dc:date>
    <meta:editing-cycles>75</meta:editing-cycles>
    <meta:editing-duration>PT335H02M12S</meta:editing-duration>
    <dc:creator>Steve Loughran</dc:creator>
    <meta:document-statistic meta:table-count="2" meta:image-count="0" meta:object-count="0" meta:page-count="1" meta:paragraph-count="285" meta:word-count="4097" meta:character-count="25082"/>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